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6d96" officeooo:paragraph-rsid="00066d96"/>
    </style:style>
    <style:style style:name="P2" style:family="paragraph" style:parent-style-name="Standard">
      <style:text-properties officeooo:rsid="0007ecc1" officeooo:paragraph-rsid="0007ec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gular tags</text:p>
      <text:p text:style-name="P1"><text:tab/>have only detail we include</text:p>
      <text:p text:style-name="P1">annotateed tags</text:p>
      <text:p text:style-name="P1"><text:tab/>have metadata → extra information</text:p>
      <text:p text:style-name="P1"/>
      <text:p text:style-name="P1">to see current tags</text:p>
      <text:p text:style-name="P1">&gt; git tag</text:p>
      <text:p text:style-name="P1"/>
      <text:p text:style-name="P1">&gt; git tag &lt;tag_name&gt; &lt;staring_point&gt;</text:p>
      <text:p text:style-name="P1"/>
      <text:p text:style-name="P1">if not mention a starting point , it is added to the position thar head is pointing now</text:p>
      <text:p text:style-name="P1"/>
      <text:p text:style-name="P2">delete tag</text:p>
      <text:p text:style-name="P2">&gt; git tag -d &lt;tag_name&gt; &lt;tag_name2&gt;</text:p>
      <text:p text:style-name="P2"/>
      <text:p text:style-name="P2">create annotated tag</text:p>
      <text:p text:style-name="P2">&gt; git tag -a tag &lt;starting_point&gt;</text:p>
      <text:p text:style-name="P2"/>
      <text:p text:style-name="P2">cerate regular tag</text:p>
      <text:p text:style-name="P2">&gt; git tag tag &lt;starting point&gt;</text:p>
      <text:p text:style-name="P2"/>
      <text:p text:style-name="P2"/>
      <text:p text:style-name="P2">git tag -a tag [starting-point]</text:p>
      <text:p text:style-name="Standard">git tag tag [starting-point]</text:p>
      <text:p text:style-name="Standard">git tag</text:p>
      <text:p text:style-name="Standard">git tag -d &lt;tag1&gt; &lt;tag2&gt; ...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2T12:57:25.687135301</meta:creation-date>
    <meta:generator>LibreOffice/6.4.6.2$Linux_X86_64 LibreOffice_project/40$Build-2</meta:generator>
    <dc:date>2020-12-02T13:25:15.564128368</dc:date>
    <meta:editing-duration>PT17M39S</meta:editing-duration>
    <meta:editing-cycles>2</meta:editing-cycles>
    <meta:document-statistic meta:table-count="0" meta:image-count="0" meta:object-count="0" meta:page-count="1" meta:paragraph-count="18" meta:word-count="87" meta:character-count="480" meta:non-whitespace-character-count="409"/>
  </office:meta>
</office:document-meta>
</file>